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6.39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6.735cm" fo:min-width="16.391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7.628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7.629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5.977cm" draw:shadow="hidden"/>
    </style:style>
    <style:style style:name="gr6" style:family="graphic" style:parent-style-name="standard">
      <style:graphic-properties draw:fill-color="#803f00" draw:textarea-horizontal-align="justify" draw:textarea-vertical-align="middle" draw:auto-grow-height="false" fo:min-height="0.893cm" fo:min-width="1.405cm" draw:shadow="hidden"/>
    </style:style>
    <style:style style:name="gr7" style:family="graphic" style:parent-style-name="standard">
      <style:graphic-properties draw:fill-color="#007e80" draw:textarea-horizontal-align="justify" draw:textarea-vertical-align="middle" draw:auto-grow-height="false" fo:min-height="3.306cm" fo:min-width="15.248cm" draw:shadow="hidden"/>
    </style:style>
    <style:style style:name="gr8" style:family="graphic" style:parent-style-name="standard">
      <style:graphic-properties draw:fill-color="#00a6a8" draw:textarea-horizontal-align="justify" draw:textarea-vertical-align="middle" draw:auto-grow-height="false" fo:min-height="2.671cm" fo:min-width="3.564cm" draw:shadow="hidden"/>
    </style:style>
    <style:style style:name="gr9" style:family="graphic" style:parent-style-name="objectwithoutfill">
      <style:graphic-properties draw:marker-end="Arrow" draw:marker-end-width="0.3cm" draw:fill="none" draw:shadow="hidden"/>
    </style:style>
    <style:style style:name="gr10" style:family="graphic" style:parent-style-name="objectwithoutfill">
      <style:graphic-properties draw:marker-start="Arrow" draw:marker-end="Arrow" draw:marker-end-width="0.3cm" draw:fill="non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803f00"/>
      <style:paragraph-properties fo:text-align="center"/>
    </style:style>
    <style:style style:name="P3" style:family="paragraph">
      <loext:graphic-properties draw:fill-color="#007e80"/>
      <style:paragraph-properties fo:text-align="center"/>
    </style:style>
    <style:style style:name="P4" style:family="paragraph">
      <loext:graphic-properties draw:fill-color="#00a6a8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.27cm" svg:x="2.143cm" svg:y="6.826cm">
          <text:p text:style-name="P1">Testbench (Python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891cm" svg:height="6.985cm" svg:x="2.143cm" svg:y="11.28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8cm" svg:height="1.27cm" svg:x="2.143cm" svg:y="8.812cm">
          <text:p text:style-name="P1">Simulator Support (C/C++)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8.129cm" svg:height="1.27cm" draw:transform="skewX (-0.00244346095279206) rotate (-0.00209439510239331) translate (11.032cm 8.795cm)">
          <text:p text:style-name="P1">Testbench Wrapper (C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0.762cm" svg:x="7.477cm" svg:y="11.414cm">
          <text:p text:style-name="P1">Testbench (HDL)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905cm" svg:height="1.143cm" svg:x="3.921cm" svg:y="12.684cm">
          <text:p text:style-name="P1">BFM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.905cm" svg:height="1.143cm" svg:x="14.589cm" svg:y="12.684cm">
          <text:p text:style-name="P1">BF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5.748cm" svg:height="3.556cm" svg:x="2.651cm" svg:y="14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064cm" svg:height="2.921cm" svg:x="3.413cm" svg:y="14.5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064cm" svg:height="2.921cm" svg:x="13.573cm" svg:y="14.5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064cm" svg:height="2.921cm" svg:x="8.62cm" svg:y="14.5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.905cm" svg:height="1.143cm" svg:x="9.763cm" svg:y="16.113cm">
          <text:p text:style-name="P1">BFM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921cm" svg:y1="8.874cm" svg:x2="3.921cm" svg:y2="8.112cm">
          <text:p/>
        </draw:line>
        <draw:line draw:style-name="gr9" draw:text-style-name="P5" draw:layer="layout" svg:x1="8.366cm" svg:y1="8.112cm" svg:x2="8.366cm" svg:y2="8.874cm">
          <text:p/>
        </draw:line>
        <draw:line draw:style-name="gr9" draw:text-style-name="P5" draw:layer="layout" svg:x1="12.684cm" svg:y1="8.874cm" svg:x2="12.684cm" svg:y2="8.112cm">
          <text:p/>
        </draw:line>
        <draw:line draw:style-name="gr9" draw:text-style-name="P5" draw:layer="layout" svg:x1="17.129cm" svg:y1="8.112cm" svg:x2="17.129cm" svg:y2="8.874cm">
          <text:p/>
        </draw:line>
        <draw:connector draw:style-name="gr9" draw:text-style-name="P5" draw:layer="layout" draw:line-skew="-0.476cm" svg:x1="15.096cm" svg:y1="10.074cm" svg:x2="16.494cm" svg:y2="13.255cm" draw:start-shape="id1" draw:start-glue-point="2" draw:end-shape="id2" draw:end-glue-point="1" svg:d="M15096 10074v832h1898v2349h-500" svg:viewBox="0 0 1899 3182">
          <text:p/>
        </draw:connector>
        <draw:connector draw:style-name="gr9" draw:text-style-name="P5" draw:layer="layout" draw:line-skew="-0.476cm" svg:x1="15.096cm" svg:y1="10.074cm" svg:x2="4.873cm" svg:y2="12.684cm" draw:start-shape="id1" draw:start-glue-point="2" draw:end-shape="id3" draw:end-glue-point="0" svg:d="M15096 10074v832h-10223v1778" svg:viewBox="0 0 10224 2611">
          <text:p/>
        </draw:connector>
        <draw:connector draw:style-name="gr10" draw:text-style-name="P5" draw:layer="layout" draw:line-skew="-0.667cm" svg:x1="15.096cm" svg:y1="10.074cm" svg:x2="10.715cm" svg:y2="16.113cm" draw:start-shape="id1" draw:start-glue-point="2" draw:end-shape="id4" draw:end-glue-point="0" svg:d="M15096 10074v2356h-4381v3683" svg:viewBox="0 0 4382 60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6:46:28.333391024</meta:creation-date>
    <dc:date>2019-06-08T07:01:13.852916742</dc:date>
    <meta:editing-duration>PT4M34S</meta:editing-duration>
    <meta:editing-cycles>2</meta:editing-cycles>
    <meta:generator>LibreOffice/5.3.6.1$Linux_X86_64 LibreOffice_project/30$Build-1</meta:generator>
    <meta:document-statistic meta:object-count="19"/>
  </office:meta>
</office:document-meta>
</file>